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de6a" officeooo:paragraph-rsid="001bde6a"/>
    </style:style>
    <style:style style:name="P2" style:family="paragraph" style:parent-style-name="Standard">
      <style:text-properties officeooo:rsid="001c55ca" officeooo:paragraph-rsid="001c55ca"/>
    </style:style>
    <style:style style:name="P3" style:family="paragraph" style:parent-style-name="Standard">
      <style:text-properties officeooo:rsid="001f90fb" officeooo:paragraph-rsid="001f90fb"/>
    </style:style>
    <style:style style:name="T1" style:family="text">
      <style:text-properties officeooo:rsid="001da2c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vertencia</text:p>
      <text:p text:style-name="P2"/>
      <text:p text:style-name="P2">TORCAZ es un software para propósitos de investigación, <text:span text:style-name="T1">el sistema grabara toda iteración dentro del entorno, clicks de mouse, presión de teclas, </text:span><text:s/><text:span text:style-name="T1">perdida de foco de la ventana principal del IDE.</text:span></text:p>
      <text:p text:style-name="P2"/>
      <text:p text:style-name="P3">Si aprietas “ACEPTAR”, <text:s/>también se grabara un video con una filmación del escritorio + el micrófono de la computadora.</text:p>
      <text:p text:style-name="P3"/>
      <text:p text:style-name="P3">Si aprietas “CANCELAR” <text:s/>se desactivara el sistema de grabación de micrófono y escritorio, solo guardando las iteraciones de teclado y mouse que se hayan hecho dentro del entorno TORCAZ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6T21:02:14.314584901</meta:creation-date>
    <dc:date>2019-12-29T21:44:15.389660394</dc:date>
    <meta:editing-duration>PT1H54M24S</meta:editing-duration>
    <meta:editing-cycles>2</meta:editing-cycles>
    <meta:generator>LibreOffice/6.3.3.2.0$Linux_X86_64 LibreOffice_project/30$Build-2</meta:generator>
    <meta:document-statistic meta:table-count="0" meta:image-count="0" meta:object-count="0" meta:page-count="1" meta:paragraph-count="5" meta:word-count="80" meta:character-count="509" meta:non-whitespace-character-count="429"/>
  </office:meta>
</office:document-meta>
</file>